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fo:min-height="0cm" fo:min-width="0cm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</office:automatic-styles>
  <office:body>
    <office:drawing>
      <draw:page draw:name="page1" draw:style-name="dp1" draw:master-page-name="Default">
        <draw:custom-shape draw:name="Xor" draw:style-name="gr1" draw:text-style-name="P1" draw:layer="layout" svg:width="10.665cm" svg:height="6.674cm" svg:x="1.035cm" svg:y="3.019cm">
          <draw:glue-point draw:id="4" svg:x="-4.991cm" svg:y="-2.535cm" draw:escape-direction="left"/>
          <draw:glue-point draw:id="5" svg:x="-4.991cm" svg:y="2.535cm" draw:escape-direction="left"/>
          <text:p/>
          <draw:enhanced-geometry svg:viewBox="0 0 5000 2637" draw:text-areas="0 2937 5000 3037" draw:mirror-horizontal="false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35:38.298789885</meta:creation-date>
    <dc:date>2018-01-25T15:37:14.987530012</dc:date>
    <meta:editing-duration>PT1M36S</meta:editing-duration>
    <meta:editing-cycles>1</meta:editing-cycles>
    <meta:document-statistic meta:object-count="1"/>
    <meta:generator>LibreOffice/5.1.6.2$Linux_X86_64 LibreOffice_project/10m0$Build-2</meta:generator>
  </office:meta>
</office:document-meta>
</file>